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02cm" svg:stroke-color="#000000" draw:marker-start-width="0.178cm" draw:marker-end-width="0.178cm" draw:stroke-linejoin="miter" draw:fill="none" fo:padding-top="0.135cm" fo:padding-bottom="0.135cm" fo:padding-left="0.26cm" fo:padding-right="0.26cm"/>
    </style:style>
  </office:automatic-styles>
  <office:body>
    <office:drawing>
      <draw:page draw:name="page1" draw:style-name="dp1" draw:master-page-name="Default">
        <draw:g>
          <draw:path draw:style-name="gr1" draw:layer="layout" svg:width="0.679cm" svg:height="0.345cm" svg:x="1.072cm" svg:y="3.753cm" svg:viewBox="0 0 680 346" svg:d="m313 0c96 32 232 34 331 93 20 29 26 65 36 99 2 46-20 79-48 112-84 49-188 39-281 37-81 11-178 8-244-43-99-66-97-145-107-259 105-9 209-22 313-39z">
            <text:p/>
          </draw:path>
          <draw:path draw:style-name="gr2" draw:layer="layout" svg:width="0.567cm" svg:height="0.886cm" svg:x="0.848cm" svg:y="2.946cm" svg:viewBox="0 0 568 887" svg:d="m544 66c5 28 31 99 22 146-7 35-18 71-27 105-18 90 16 176 22 265-18 78 5 201-48 256-93 70-235 67-287-22 9-36 2-57 18-93 45-97 24-207 9-309-2-133-258-269-253-403 76-28 496-1 544 55z">
            <text:p/>
          </draw:path>
          <draw:path draw:style-name="gr1" draw:layer="layout" svg:width="0.618cm" svg:height="0.092cm" svg:x="1.088cm" svg:y="3.936cm" svg:viewBox="0 0 619 93" svg:d="m619 33c-105 41-221 73-311 54-104 3-198-3-308-87">
            <text:p/>
          </draw:path>
          <draw:path draw:style-name="gr1" draw:layer="layout" svg:width="0.662cm" svg:height="0.357cm" svg:x="1.278cm" svg:y="3.899cm" svg:viewBox="0 0 663 358" svg:d="m315 0c93 41 229 56 322 124 17 30 19 67 26 101-2 46-26 77-58 107-88 42-190 22-283 11-81 3-178-8-239-66-92-75-83-153-83-267 106 1 211-2 315-10z">
            <text:p/>
          </draw:path>
          <draw:path draw:style-name="gr2" draw:layer="layout" svg:width="0.696cm" svg:height="0.942cm" svg:x="0.925cm" svg:y="3.001cm" svg:viewBox="0 0 697 943" svg:d="m563 66c5 28 143 155 134 202-7 36-18 71-27 106-18 89 16 175 22 264-18 78 5 201-48 256-93 70-235 67-287-22 9-36 2-57 18-93 45-96 24-207 9-308-2-134-389-326-384-460 76-28 514-1 563 55z">
            <text:p/>
          </draw:path>
          <draw:path draw:style-name="gr1" draw:layer="layout" svg:width="0.612cm" svg:height="0.127cm" svg:x="1.306cm" svg:y="4.073cm" svg:viewBox="0 0 613 128" svg:d="m613 90c-108 32-227 53-315 25-103-6-196-21-298-115">
            <text:p/>
          </draw:path>
          <draw:path draw:style-name="gr3" draw:layer="layout" svg:width="1.154cm" svg:height="1.486cm" svg:x="1.021cm" svg:y="0.354cm" svg:viewBox="0 0 1155 1487" svg:d="m708 26c365 47 477 308 440 622-9 66-57 191-82 253-10 129 9 230-46 350-68 171-176 221-353 236-151-24-232-125-331-246-145-156-303-338-336-543 4-191 120-359 197-527 101-182 332-197 511-145z">
            <text:p/>
          </draw:path>
          <draw:path draw:style-name="gr1" draw:layer="layout" svg:width="0.193cm" svg:height="0.232cm" svg:x="1.957cm" svg:y="0.833cm" svg:viewBox="0 0 194 233" svg:d="m183 86c34 112-11 168-112 139-33 10-88-76-66-125 7-138 126-125 178-14z">
            <text:p/>
          </draw:path>
          <draw:path draw:style-name="gr4" draw:layer="layout" svg:width="0.777cm" svg:height="0.366cm" svg:x="0.275cm" svg:y="1.163cm" svg:viewBox="0 0 778 367" svg:d="m768 30c52 20-109 171-132 203-36 51-169 94-224 128-46 29-164-61-193-88-49-46-128-40-165-24-114 51-18-51 20-86 30-27 126-43 169-55 73-21 104-65 170-95 64-28 119-7 181 17 39 15 123-9 174 0z">
            <text:p/>
          </draw:path>
          <draw:path draw:style-name="gr5" draw:layer="layout" svg:width="1.06cm" svg:height="1.504cm" svg:x="0.797cm" svg:y="1.876cm" svg:viewBox="0 0 1061 1505" svg:d="m35 1461c82-120-76-319-25-455-13-216 47-505 90-679 20-109 119-139 178-233 65-83 96-92 203-94 136 25 118 11 253 46 99 47 166 121 173 230 2 98-8 186 35 276 8 157 143 319 115 476-37 182-2 240-28 422-155-96-412 52-591 26-149-59-313 102-403-15z">
            <text:p/>
          </draw:path>
          <draw:path draw:style-name="gr3" draw:layer="layout" svg:width="0.483cm" svg:height="0.468cm" svg:x="1.207cm" svg:y="1.68cm" svg:viewBox="0 0 484 469" svg:d="m448 424c-115 129-403-39-448-221 120-61 169-192 257-203 78 20 142 69 205 117 40 67 21 255-14 307z">
            <text:p/>
          </draw:path>
          <draw:path draw:style-name="gr4" draw:layer="layout" svg:width="1.056cm" svg:height="0.693cm" svg:x="1.101cm" svg:y="1.246cm" svg:viewBox="0 0 1057 694" svg:d="m20 0c173-10 247 134 312 199 76 29 81 64 154 99 32 4 59 9 88 0 71-26 126-82 187-126 85-27 145-38 236-25 44 40 97 50 24 169-123-14-173-48-255-26-64 40-75 117-5 159 59-3 112 13 151-49 94 22 68 94 30 154-43 150-147 160-292 119-93-25-217-25-300-72-71-59-117-111-163-192-34-108-100-173-146-265-5-60-74-109-21-144z">
            <text:p/>
          </draw:path>
          <draw:path draw:style-name="gr4" draw:layer="layout" svg:width="1.234cm" svg:height="1.006cm" svg:x="0.957cm" svg:y="0.232cm" svg:viewBox="0 0 1235 1007" svg:d="m1232 430c70-342-855-583-941-317-282-14-376 661-205 894 19-22 202-32 197-70-19-149 1-420 135-377 155 7 87 221 112 249 214-97-37-406 173-463 109 83 251 63 365-23 86 12 87 126 164 107z">
            <text:p/>
          </draw:path>
          <draw:path draw:style-name="gr6" draw:layer="layout" svg:width="0.152cm" svg:height="0.213cm" svg:x="1.293cm" svg:y="0.845cm" svg:viewBox="0 0 153 214" svg:d="m153 23c-194-109-199 200-43 190">
            <text:p/>
          </draw:path>
          <draw:path draw:style-name="gr6" draw:layer="layout" svg:width="0.058cm" svg:height="0.109cm" svg:x="1.341cm" svg:y="0.893cm" svg:viewBox="0 0 59 110" svg:d="m59 19c-22-57-113 26-12 91">
            <text:p/>
          </draw:path>
          <draw:path draw:style-name="gr7" draw:layer="layout" svg:width="0.17cm" svg:height="0.011cm" svg:x="1.864cm" svg:y="1.593cm" svg:viewBox="0 0 171 12" svg:d="m171 5c-36 10-113 10-171-5">
            <text:p/>
          </draw:path>
          <draw:path draw:style-name="gr7" draw:layer="layout" svg:width="0.101cm" svg:height="0.004cm" svg:x="1.678cm" svg:y="2.587cm" svg:viewBox="0 0 102 5" svg:d="m102 4c-56-8-46-2-102 1">
            <text:p/>
          </draw:path>
          <draw:path draw:style-name="gr3" draw:layer="layout" svg:width="1.223cm" svg:height="0.621cm" svg:x="1.568cm" svg:y="2.054cm" svg:viewBox="0 0 1224 622" svg:d="m534 329c115-15 242-56 326-138 27-48 4-133 104-191 51-4-25 100 1 141 53-51 140-154 229-113-8 47-100 116-138 140 50-10 178-94 167 10-20 54-119 60-167 78 65 19 195-5 114 71-41 18-121 15-161 3-44 8-85 37-125 57-75 82-171 128-270 175-99-36-193 60-289 34-41-4-270 36-307 23-56-87 27-225 102-295 101-86 312 12 414 5z">
            <text:p/>
          </draw:path>
          <draw:path draw:style-name="gr5" draw:layer="layout" svg:width="0.667cm" svg:height="0.562cm" svg:x="1.155cm" svg:y="2.208cm" svg:viewBox="0 0 668 563" svg:d="m149 0c89 3 172 25 256 52 87 23 174 28 263 28-14 148-91 335-136 483-73-14-167-24-241-37-99-17-289-158-291-266z">
            <text:p/>
          </draw:path>
          <draw:path draw:style-name="gr3" draw:layer="layout" svg:width="0.227cm" svg:height="0.305cm" svg:x="2.06cm" svg:y="1.093cm" svg:viewBox="0 0 228 306" svg:d="m60 0c21 84 106 117 153 156 30 93 21 161-86 148-76-28-110-83-127-158z">
            <text:p/>
          </draw:path>
          <draw:path draw:style-name="gr5" draw:layer="layout" svg:width="0.113cm" svg:height="0.103cm" svg:x="2.045cm" svg:y="0.934cm" svg:viewBox="0 0 114 104" svg:d="m56 11c-12-14 70-27 56 43-11 55-79 59-99 40-40-37 23-97 43-8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.516cm" fo:page-height="4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1T20:12:11</dc:date>
    <dc:creator>yves </dc:creator>
    <meta:document-statistic meta:object-count="22"/>
    <meta:generator>LibreOffice/4.0.2.2$Linux_X86_64 LibreOffice_project/400m0$Build-2</meta:generator>
  </office:meta>
</office:document-meta>
</file>